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d6997" officeooo:paragraph-rsid="00088e0e"/>
    </style:style>
    <style:style style:name="P4" style:family="paragraph" style:parent-style-name="Table_20_Contents">
      <style:text-properties officeooo:paragraph-rsid="000edc9e"/>
    </style:style>
    <style:style style:name="P5" style:family="paragraph" style:parent-style-name="Table_20_Contents">
      <style:text-properties officeooo:rsid="0012b6d9" officeooo:paragraph-rsid="0012b6d9"/>
    </style:style>
    <style:style style:name="P6" style:family="paragraph" style:parent-style-name="Table_20_Contents">
      <style:text-properties officeooo:rsid="00251d27" officeooo:paragraph-rsid="000dd021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12b6d9" officeooo:paragraph-rsid="001845cc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d6997"/>
    </style:style>
    <style:style style:name="T2" style:family="text">
      <style:text-properties officeooo:rsid="000eff92"/>
    </style:style>
    <style:style style:name="T3" style:family="text">
      <style:text-properties officeooo:rsid="0009e3e3"/>
    </style:style>
    <style:style style:name="T4" style:family="text">
      <style:text-properties officeooo:rsid="00093f40"/>
    </style:style>
    <style:style style:name="T5" style:family="text">
      <style:text-properties fo:font-weight="normal" officeooo:rsid="00143da8" style:font-weight-asian="normal" style:font-weight-complex="normal"/>
    </style:style>
    <style:style style:name="T6" style:family="text">
      <style:text-properties officeooo:rsid="000ee47a"/>
    </style:style>
    <style:style style:name="T7" style:family="text">
      <style:text-properties officeooo:rsid="00143da8"/>
    </style:style>
    <style:style style:name="T8" style:family="text">
      <style:text-properties officeooo:rsid="000dd021"/>
    </style:style>
    <style:style style:name="T9" style:family="text">
      <style:text-properties officeooo:rsid="001690cd"/>
    </style:style>
    <style:style style:name="T10" style:family="text">
      <style:text-properties officeooo:rsid="001845c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Visualizza Menu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7">Utente 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<text:span text:style-name="T4">L'utente accede al sistema e viene riconosciuto come </text:span><text:span text:style-name="T5">Utent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3">'utente accede alla </text:span><text:span text:style-name="T1">sezione Mensa</text:span></text:p>
            <text:p text:style-name="P3"><text:s text:c="12"/>2.Il sistema mostra <text:s/><text:span text:style-name="T6">il menu in vigore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L'utente visualizza il menu in vigore correttament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533727" text:style-name="L1">
              <text:list-header>
                <text:p text:style-name="P9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operazione non dovrà richi<text:span text:style-name="T8">e</text:span>dere piu' di <text:span text:style-name="T9">7 </text:span>secondi</text:p>
          </table:table-cell>
        </table:table-row>
      </table:table>
      <text:p text:style-name="P8"/>
      <text:p text:style-name="P10"><text:span text:style-name="T10">UC_H_54_Visualizza_Menu: </text:span>Visualizza Men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6M17S</meta:editing-duration>
    <meta:editing-cycles>24</meta:editing-cycles>
    <meta:generator>LibreOffice/3.6$Windows_x86 LibreOffice_project/da8c1e6-fd468f4-454e206-f42a4a9-143cfd</meta:generator>
    <dc:date>2012-10-22T23:41:02.89</dc:date>
    <meta:document-statistic meta:table-count="1" meta:image-count="0" meta:object-count="0" meta:page-count="1" meta:paragraph-count="18" meta:word-count="84" meta:character-count="599" meta:non-whitespace-character-count="519"/>
  </office:meta>
</office:document-meta>
</file>